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0e967a" officeooo:paragraph-rsid="000e967a"/>
    </style:style>
    <style:style style:name="P2" style:family="paragraph" style:parent-style-name="Standard" style:list-style-name="L1">
      <style:text-properties officeooo:rsid="000eb306" officeooo:paragraph-rsid="000eb306"/>
    </style:style>
    <style:style style:name="P3" style:family="paragraph" style:parent-style-name="Standard">
      <style:text-properties officeooo:rsid="000eb306" officeooo:paragraph-rsid="000eb306"/>
    </style:style>
    <style:style style:name="P4" style:family="paragraph" style:parent-style-name="Standard">
      <style:text-properties officeooo:rsid="0011c239" officeooo:paragraph-rsid="0011c239"/>
    </style:style>
    <style:style style:name="P5" style:family="paragraph" style:parent-style-name="Standard">
      <style:text-properties officeooo:rsid="001221eb" officeooo:paragraph-rsid="001221eb"/>
    </style:style>
    <style:style style:name="P6" style:family="paragraph" style:parent-style-name="Standard" style:list-style-name="L3">
      <style:text-properties officeooo:rsid="00149f65" officeooo:paragraph-rsid="00149f65"/>
    </style:style>
    <style:style style:name="P7" style:family="paragraph" style:parent-style-name="Standard">
      <style:text-properties officeooo:rsid="00149f65" officeooo:paragraph-rsid="00149f65"/>
    </style:style>
    <style:style style:name="P8" style:family="paragraph" style:parent-style-name="Standard" style:list-style-name="L4">
      <style:text-properties officeooo:rsid="0017b826" officeooo:paragraph-rsid="0017b826"/>
    </style:style>
    <style:style style:name="P9" style:family="paragraph" style:parent-style-name="Standard" style:list-style-name="L3">
      <style:text-properties officeooo:rsid="0017b826" officeooo:paragraph-rsid="0017b826"/>
    </style:style>
    <style:style style:name="P10" style:family="paragraph" style:parent-style-name="Standard" style:list-style-name="L4">
      <style:text-properties officeooo:rsid="0019c960" officeooo:paragraph-rsid="0019c960"/>
    </style:style>
    <style:style style:name="P11" style:family="paragraph" style:parent-style-name="Standard" style:list-style-name="L3">
      <style:text-properties officeooo:rsid="0019e2c8" officeooo:paragraph-rsid="0019e2c8"/>
    </style:style>
    <style:style style:name="P12" style:family="paragraph" style:parent-style-name="Standard">
      <style:text-properties fo:font-weight="bold" officeooo:rsid="001221eb" officeooo:paragraph-rsid="001221eb" style:font-weight-asian="bold" style:font-weight-complex="bold"/>
    </style:style>
    <style:style style:name="P13" style:family="paragraph" style:parent-style-name="Standard">
      <style:text-properties fo:font-weight="bold" officeooo:rsid="001072b6" officeooo:paragraph-rsid="001072b6" style:font-weight-asian="bold" style:font-weight-complex="bold"/>
    </style:style>
    <style:style style:name="P14" style:family="paragraph" style:parent-style-name="Standard">
      <style:text-properties fo:font-weight="bold" officeooo:rsid="000e967a" officeooo:paragraph-rsid="000e967a" style:font-weight-asian="bold" style:font-weight-complex="bold"/>
    </style:style>
    <style:style style:name="P15" style:family="paragraph" style:parent-style-name="Standard">
      <style:text-properties officeooo:rsid="0022544d" officeooo:paragraph-rsid="0022544d"/>
    </style:style>
    <style:style style:name="P16" style:family="paragraph" style:parent-style-name="Standard">
      <style:text-properties officeooo:rsid="00262afd" officeooo:paragraph-rsid="00262afd"/>
    </style:style>
    <style:style style:name="P17" style:family="paragraph" style:parent-style-name="Standard" style:list-style-name="L5">
      <style:text-properties officeooo:rsid="002fdaf7" officeooo:paragraph-rsid="002fdaf7"/>
    </style:style>
    <style:style style:name="P18" style:family="paragraph" style:parent-style-name="Standard" style:list-style-name="L5">
      <style:text-properties officeooo:rsid="002fdaf7" officeooo:paragraph-rsid="0030f988"/>
    </style:style>
    <style:style style:name="P19" style:family="paragraph" style:parent-style-name="Standard">
      <style:text-properties officeooo:paragraph-rsid="002fdaf7"/>
    </style:style>
    <style:style style:name="P20" style:family="paragraph" style:parent-style-name="Header">
      <style:text-properties officeooo:rsid="000c55fe" officeooo:paragraph-rsid="000c55fe"/>
    </style:style>
    <style:style style:name="P21" style:family="paragraph" style:parent-style-name="Table_20_Contents" style:list-style-name="L6">
      <style:text-properties style:font-name="Liberation Mono" officeooo:rsid="00365367" officeooo:paragraph-rsid="00365367"/>
    </style:style>
    <style:style style:name="T1" style:family="text">
      <style:text-properties officeooo:rsid="000e583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2cd5"/>
    </style:style>
    <style:style style:name="T4" style:family="text">
      <style:text-properties style:text-position="super 58%" officeooo:rsid="001e3f05"/>
    </style:style>
    <style:style style:name="T5" style:family="text">
      <style:text-properties style:text-position="0% 100%"/>
    </style:style>
    <style:style style:name="T6" style:family="text">
      <style:text-properties officeooo:rsid="0015cabe"/>
    </style:style>
    <style:style style:name="T7" style:family="text">
      <style:text-properties officeooo:rsid="0019a94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2cd5"/>
    </style:style>
    <style:style style:name="T11" style:family="text">
      <style:text-properties officeooo:rsid="001e3f05"/>
    </style:style>
    <style:style style:name="T12" style:family="text">
      <style:text-properties officeooo:rsid="002365bc"/>
    </style:style>
    <style:style style:name="T13" style:family="text">
      <style:text-properties officeooo:rsid="0029d847"/>
    </style:style>
    <style:style style:name="T14" style:family="text">
      <style:text-properties officeooo:rsid="002fdaf7"/>
    </style:style>
    <style:style style:name="T15" style:family="text">
      <style:text-properties officeooo:rsid="0030f988"/>
    </style:style>
    <style:style style:name="T16" style:family="text">
      <style:text-properties officeooo:rsid="00345461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Exam 1 Date:</text:span><text:tab/>October 12<text:span text:style-name="T2">th</text:span> </text:p>
      <text:p text:style-name="P1"/>
      <text:p text:style-name="P14">Topics:</text:p>
      <text:list xml:id="list1181179465332581690" text:style-name="L1">
        <text:list-item>
          <text:p text:style-name="P2">Implementation of a List structure with static arrays, dynamic arrays, and linked lists.</text:p>
        </text:list-item>
      </text:list>
      <text:p text:style-name="P3"/>
      <text:p text:style-name="P13">Format:</text:p>
      <text:p text:style-name="P4">The exam will be split into two parts:</text:p>
      <text:p text:style-name="P4"/>
      <text:p text:style-name="P12">Part 1: <text:span text:style-name="T10">October 5</text:span><text:span text:style-name="T3">th</text:span><text:span text:style-name="T10"> (Due October 12</text:span><text:span text:style-name="T3">th</text:span><text:span text:style-name="T10">)</text:span></text:p>
      <text:list xml:id="list6852117007725719649" text:style-name="L4">
        <text:list-item>
          <text:p text:style-name="P8">Take <text:span text:style-name="T7">home exam</text:span></text:p>
        </text:list-item>
        <text:list-item>
          <text:p text:style-name="P10">Open book, open note, open computer</text:p>
        </text:list-item>
        <text:list-item>
          <text:p text:style-name="P10">Can collaborate with others (<text:span text:style-name="T8">cannot</text:span><text:span text:style-name="T9"> copy others’ work)</text:span></text:p>
        </text:list-item>
      </text:list>
      <text:p text:style-name="P5"/>
      <text:p text:style-name="P15">This will be a take-home exam that covers terminology, theory, and <text:span text:style-name="T12">coding. The coding portion will help you study for the in-class closed-book exam.</text:span></text:p>
      <text:p text:style-name="P15"/>
      <text:p text:style-name="P5"/>
      <text:p text:style-name="P12">Part 2: <text:span text:style-name="T11">October 12</text:span><text:span text:style-name="T4">th</text:span><text:span text:style-name="T11"> – In-class</text:span></text:p>
      <text:list xml:id="list2420760566442178028" text:style-name="L3">
        <text:list-item>
          <text:p text:style-name="P9">In class</text:p>
        </text:list-item>
        <text:list-item>
          <text:p text:style-name="P6">Closed book, closed note, <text:span text:style-name="T6">closed computer</text:span></text:p>
        </text:list-item>
        <text:list-item>
          <text:p text:style-name="P11">Solo work</text:p>
        </text:list-item>
        <text:list-item>
          <text:p text:style-name="P6">On paper</text:p>
        </text:list-item>
      </text:list>
      <text:p text:style-name="P7"/>
      <text:p text:style-name="P16">This exam will consist of implementing specific functions of our List classes on paper. <text:span text:style-name="T13">You will get 6 code-writing problems, 2 from each type of implementation (Static Array / Dynamic Array / Linked List). These questions will also be on the Take-Home portion of the exam.</text:span></text:p>
      <text:p text:style-name="P16"/>
      <text:p text:style-name="P19"><text:span text:style-name="T14">Possible functions to implement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list xml:id="list2123470347058038730" text:style-name="L6">
              <text:list-item>
                <text:p text:style-name="P21">Append</text:p>
              </text:list-item>
            </text:list>
          </table:table-cell>
          <table:table-cell table:style-name="Table1.A1" office:value-type="string">
            <text:list xml:id="list110529706613492" text:continue-numbering="true" text:style-name="L6">
              <text:list-item>
                <text:p text:style-name="P21">Extend</text:p>
              </text:list-item>
            </text:list>
          </table:table-cell>
          <table:table-cell table:style-name="Table1.A1" office:value-type="string">
            <text:list xml:id="list110531010411838" text:continue-numbering="true" text:style-name="L6">
              <text:list-item>
                <text:p text:style-name="P21">Insert</text:p>
              </text:list-item>
            </text:list>
          </table:table-cell>
        </table:table-row>
        <table:table-row>
          <table:table-cell table:style-name="Table1.A1" office:value-type="string">
            <text:list xml:id="list110531117837470" text:continue-numbering="true" text:style-name="L6">
              <text:list-item>
                <text:p text:style-name="P21">Remove</text:p>
              </text:list-item>
            </text:list>
          </table:table-cell>
          <table:table-cell table:style-name="Table1.A1" office:value-type="string">
            <text:list xml:id="list110531529950349" text:continue-numbering="true" text:style-name="L6">
              <text:list-item>
                <text:p text:style-name="P21">Pop</text:p>
              </text:list-item>
            </text:list>
          </table:table-cell>
          <table:table-cell table:style-name="Table1.A1" office:value-type="string">
            <text:list xml:id="list110529857059255" text:continue-numbering="true" text:style-name="L6">
              <text:list-item>
                <text:p text:style-name="P21">IndexOf</text:p>
              </text:list-item>
            </text:list>
          </table:table-cell>
        </table:table-row>
        <table:table-row>
          <table:table-cell table:style-name="Table1.A1" office:value-type="string">
            <text:list xml:id="list110530342329162" text:continue-numbering="true" text:style-name="L6">
              <text:list-item>
                <text:p text:style-name="P21">Count</text:p>
              </text:list-item>
            </text:list>
          </table:table-cell>
          <table:table-cell table:style-name="Table1.A1" office:value-type="string">
            <text:list xml:id="list110530850794902" text:continue-numbering="true" text:style-name="L6">
              <text:list-item>
                <text:p text:style-name="P21">Reverse</text:p>
              </text:list-item>
            </text:list>
          </table:table-cell>
          <table:table-cell table:style-name="Table1.A1" office:value-type="string">
            <text:list xml:id="list110531429889612" text:continue-numbering="true" text:style-name="L6">
              <text:list-item>
                <text:p text:style-name="P21">Len</text:p>
              </text:list-item>
            </text:list>
          </table:table-cell>
        </table:table-row>
        <table:table-row>
          <table:table-cell table:style-name="Table1.A1" office:value-type="string">
            <text:list xml:id="list110530279370936" text:continue-numbering="true" text:style-name="L6">
              <text:list-item>
                <text:p text:style-name="P21">Max</text:p>
              </text:list-item>
            </text:list>
          </table:table-cell>
          <table:table-cell table:style-name="Table1.A1" office:value-type="string">
            <text:list xml:id="list110530990913495" text:continue-numbering="true" text:style-name="L6">
              <text:list-item>
                <text:p text:style-name="P21">Min</text:p>
              </text:list-item>
            </text:list>
          </table:table-cell>
          <table:table-cell table:style-name="Table1.A1" office:value-type="string">
            <text:list xml:id="list110530473086657" text:continue-numbering="true" text:style-name="L6">
              <text:list-item>
                <text:p text:style-name="P21">Operator==</text:p>
              </text:list-item>
            </text:list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T1" style:family="text">
      <style:text-properties officeooo:rsid="000e58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xam 1 Review Guide</text:span><text:tab/><text:tab/>Page <text:page-number text:select-page="current">1</text:page-number> of <text:page-count>1</text:page-count></text:p>
        <text:p text:style-name="MP1"><text:span text:style-name="MT1">CS 250, Fall 2016</text:span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55:36.546000000</meta:creation-date>
    <dc:date>2016-09-27T11:05:29.588000000</dc:date>
    <meta:editing-duration>PT8M21S</meta:editing-duration>
    <meta:editing-cycles>39</meta:editing-cycles>
    <meta:generator>LibreOffice/5.2.0.4$Windows_x86 LibreOffice_project/066b007f5ebcc236395c7d282ba488bca6720265</meta:generator>
    <meta:document-statistic meta:table-count="1" meta:image-count="0" meta:object-count="0" meta:page-count="1" meta:paragraph-count="31" meta:word-count="187" meta:character-count="993" meta:non-whitespace-character-count="852"/>
  </office:meta>
</office:document-meta>
</file>